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2_20_Cont.">
      <style:text-properties officeooo:rsid="00134180" officeooo:paragraph-rsid="00134180"/>
    </style:style>
    <style:style style:name="P2" style:family="paragraph" style:parent-style-name="Numbering_20_1" style:list-style-name="L1"/>
    <style:style style:name="P3" style:family="paragraph" style:parent-style-name="Numbering_20_1" style:list-style-name="L1">
      <style:text-properties fo:color="#003d73"/>
    </style:style>
    <style:style style:name="P4" style:family="paragraph" style:parent-style-name="Numbering_20_1" style:list-style-name="L1">
      <style:paragraph-properties fo:margin-left="0in" fo:margin-right="0in" fo:text-indent="0in" style:auto-text-indent="false"/>
      <style:text-properties fo:color="#003d73"/>
    </style:style>
    <style:style style:name="P5" style:family="paragraph" style:parent-style-name="List_20_3" style:list-style-name="List_20_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60e3" style:font-style-asian="italic" style:font-style-complex="italic"/>
    </style:style>
    <style:style style:name="T3" style:family="text">
      <style:text-properties fo:font-style="italic" officeooo:rsid="000b2139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460e3" style:font-style-asian="normal" style:font-style-complex="normal"/>
    </style:style>
    <style:style style:name="T7" style:family="text">
      <style:text-properties fo:font-style="normal" officeooo:rsid="00019365" style:font-style-asian="normal" style:font-style-complex="normal"/>
    </style:style>
    <style:style style:name="T8" style:family="text">
      <style:text-properties fo:font-style="normal" officeooo:rsid="00082fb2" style:font-style-asian="normal" style:font-style-complex="normal"/>
    </style:style>
    <style:style style:name="T9" style:family="text">
      <style:text-properties fo:font-style="normal" officeooo:rsid="00063bfe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460e3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officeooo:rsid="000460e3" style:font-style-asian="normal" style:font-weight-asian="normal" style:font-style-complex="normal" style:font-weight-complex="normal"/>
    </style:style>
    <style:style style:name="T13" style:family="text">
      <style:text-properties officeooo:rsid="000460e3"/>
    </style:style>
    <style:style style:name="T14" style:family="text">
      <style:text-properties officeooo:rsid="000b2139"/>
    </style:style>
    <style:style style:name="T15" style:family="text">
      <style:text-properties officeooo:rsid="00134180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list xml:id="list3338225031" text:style-name="L1">
        <text:list-item>
          <text:p text:style-name="P2">Familiarízate con la descripción de los diferentes talentos que propone Gallup. </text:p>
        </text:list-item>
      </text:list>
      <text:list xml:id="list2498291935" text:style-name="List_20_2">
        <text:list-item>
          <text:p text:style-name="List_20_2">Con base en estas descripciones reflexiona y segmenta:</text:p>
        </text:list-item>
      </text:list>
      <text:list xml:id="list1233598978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<text:span text:style-name="T6">¿Cuáles son tus Talentos Dominantes?</text:span><text:span text:style-name="T2"><text:line-break/></text:span><text:span text:style-name="T6">Un consejo, la lista de</text:span><text:span text:style-name="Strong_20_Emphasis"><text:span text:style-name="T12">l 1</text:span></text:span><text:span text:style-name="T12"> </text:span><text:span text:style-name="T6">al 34 es un </text:span><text:span text:style-name="T7">ranking por nivel de dominio, así que muy seguramente tus temas dominantes se encontrarán entre el número 1 y 13 de la lista; <text:s/>para confirmarlo reflexiona si cuando piensas en esos talentos respondes “siempre actúo, pienso, me relaciono o hago las cosas así”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List_20_3_20_Cont.">Aprendedor, <text:span text:style-name="T1">intelector</text:span>, restaurador, deliberativo, estratégico.<text:line-break/><text:span text:style-name="T14">Afinidad, analítico, </text:span><text:span text:style-name="T3">ideador</text:span><text:span text:style-name="T14">, futurista, adaptabilidad.<text:line-break/>Responsabilidad, contexto</text:span></text:p>
      <text:list xml:id="list191735426485674" text:continue-numbering="true" text:style-name="List_20_1">
        <text:list-item>
          <text:p text:style-name="P5">¿Cuáles son tus Talentos Menores?<text:line-break/>En este cas<text:span text:style-name="T13">o</text:span> es muy probable que los talentos menores sean justamente los que se encuentran al final de tu ranking y estos respondas como “casi nunca actúo, pienso, me relaciono o hago así las cosas”.</text:p>
        </text:list-item>
      </text:list>
      <text:p text:style-name="List_20_3_20_Cont.">Comunicación, sociable, consistente, <text:span text:style-name="T1">activador</text:span>, <text:span text:style-name="T1">logrador</text:span>. <text:s/></text:p>
      <text:list xml:id="list1925819268" text:style-name="List_20_1">
        <text:list-item>
          <text:p text:style-name="List_20_3"><text:span text:style-name="T5">El resto de los talentos se llaman Talentos de Apoyo. <text:s/>Identíficalos y comprueba si con estos respondes como “</text:span><text:span text:style-name="T9">a</text:span><text:span text:style-name="T5"> veces actúo, pienso, me relaciono o hago así las cosas”</text:span>.</text:p>
        </text:list-item>
      </text:list>
      <text:list xml:id="list191733982501903" text:continue-list="list3338225031" text:style-name="L1">
        <text:list-item>
          <text:p text:style-name="P2"><text:span text:style-name="T5">Ahora lee detenidamente los 5 talentos de la </text:span><text:span text:style-name="T10">Guía del entendimiento de las fortalezas</text:span><text:span text:style-name="T5">, subraya y escribe en el cuadro de abajo una </text:span><text:span text:style-name="T8">f</text:span><text:span text:style-name="T5">rase de la descripción de este talento con la que más te identificas.</text:span></text:p>
        </text:list-item>
        <text:list-item>
          <text:p text:style-name="P3">Elige una experiencia que te haya dado una gran satisfacción, escríbela con el mayor detalle e identifica cuáles son los talentos que logras ver. </text:p>
        </text:list-item>
        <text:list-item>
          <text:p text:style-name="P3">Elige 5 de tus talentos que consideras que tienes mayor domino. <text:s/>Escribe la respuesta a cada una de las 4 preguntas de la columna izquierda. </text:p>
        </text:list-item>
        <text:list-item>
          <text:p text:style-name="P3">Ahora reflexiona: <text:s/>¿dónde quieres estar en el futuro? <text:s/>Vete tan adelante como quieras. </text:p>
        </text:list-item>
      </text:list>
      <text:p text:style-name="Numbering_20_1_20_Cont."/>
      <text:list xml:id="list191734648226849" text:continue-numbering="true" text:style-name="L1">
        <text:list-item>
          <text:p text:style-name="P3">Plantea un objetivo que te gustaría alcanzar poniendo en acción tus talentos. <text:s/>Contesta las siguientes preguntas para ayudarte a definir ese objetivo. </text:p>
        </text:list-item>
      </text:list>
      <text:list xml:id="list191735477585336" text:continue-list="list2498291935" text:style-name="List_20_2">
        <text:list-item>
          <text:p text:style-name="List_20_2">¿Cuál es una e<text:span text:style-name="T15">s</text:span>pectativa que tienes de ti mismo en este momento?</text:p>
        </text:list-item>
      </text:list>
      <text:p text:style-name="P1">Mi espectativa principal es posicionarme en el trabajo de acuerdo a mis talentos. <text:s/>Me refiero a <text:span text:style-name="T1">talentos </text:span><text:span text:style-name="T5">en el sentido general, como los ubicaría antes de hacer la prueba de Gallup. <text:s/></text:span></text:p>
      <text:list xml:id="list191735211973762" text:continue-numbering="true" text:style-name="List_20_2">
        <text:list-item>
          <text:p text:style-name="List_20_2">¿Cuál es el desafío o reto más importante que enfrentas actualmente?</text:p>
        </text:list-item>
        <text:list-item>
          <text:p text:style-name="List_20_2">¿Cuál consideras que será tu mayor desafío en el futuro?</text:p>
        </text:list-item>
      </text:list>
      <text:list xml:id="list191733950917679" text:continue-list="list191734648226849" text:style-name="L1">
        <text:list-item>
          <text:p text:style-name="P2"><text:soft-page-break/>¿Cuáles son tus objetivos: …?</text:p>
        </text:list-item>
      </text:list>
      <text:list xml:id="list191735357990844" text:continue-list="list191735211973762" text:style-name="List_20_2">
        <text:list-item>
          <text:p text:style-name="List_20_2">personal</text:p>
        </text:list-item>
      </text:list>
      <text:p text:style-name="P1">Personalmente quiero establecer una familia y </text:p>
      <text:list xml:id="list191734713396997" text:continue-numbering="true" text:style-name="List_20_2">
        <text:list-item>
          <text:p text:style-name="List_20_2">profesional,</text:p>
        </text:list-item>
        <text:list-item>
          <text:p text:style-name="List_20_2"><text:span text:style-name="T5">de c</text:span><text:span text:style-name="T4">oaching.</text:span></text:p>
        </text:list-item>
      </text:list>
      <text:list xml:id="list191734932514615" text:continue-list="list191733950917679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List_20_1" style:class="text">
      <style:paragraph-properties fo:margin-top="0.5in" fo:margin-bottom="0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d1f63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d1f63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3d73"/>
    </style:style>
    <style:style style:name="Numbering_20_1" style:display-name="Numbering 1" style:family="paragraph" style:parent-style-name="List" style:class="list">
      <loext:graphic-properties draw:fill="none" draw:fill-color="#729fcf"/>
      <style:paragraph-properties fo:margin-left="0.2in" fo:margin-right="0in" fo:margin-top="0in" fo:margin-bottom="0.0835in" loext:contextual-spacing="false" fo:text-indent="0in" style:auto-text-indent="false" fo:background-color="transparent" style:shadow="none">
        <style:tab-stops/>
      </style:paragraph-properties>
      <style:text-properties fo:color="#003d73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text-indent="0.1598in" style:auto-text-indent="false"/>
      <style:text-properties fo:color="#006c3b"/>
    </style:style>
    <style:style style:name="Numbering_20_1_20_Cont." style:display-name="Numbering 1 Cont." style:family="paragraph" style:parent-style-name="List" style:list-style-name="" style:class="list">
      <style:paragraph-properties fo:margin-left="0.1598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1" style:class="list">
      <style:paragraph-properties fo:margin-left="0.5in" fo:margin-right="0in" fo:margin-top="0in" fo:margin-bottom="0.0835in" loext:contextual-spacing="false" fo:text-indent="0in" style:auto-text-indent="false">
        <style:tab-stops/>
      </style:paragraph-properties>
      <style:text-properties fo:color="#0d1f63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18T19:17:33.599532540</dc:date>
    <dc:creator>Diego Villamil</dc:creator>
    <meta:editing-duration>PT30M55S</meta:editing-duration>
    <meta:editing-cycles>7</meta:editing-cycles>
    <meta:document-statistic meta:table-count="0" meta:image-count="0" meta:object-count="0" meta:page-count="2" meta:paragraph-count="21" meta:word-count="380" meta:character-count="2297" meta:non-whitespace-character-count="1937"/>
  </office:meta>
</office:document-meta>
</file>